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family-generic="modern" style:font-pitch="fixed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9cm"/>
    </style:style>
    <style:style style:name="ro1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name-asian="Noto Mono" style:font-size-asian="15pt" style:font-size-complex="15pt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单位</text:p>
          </table:table-cell>
          <table:table-cell office:value-type="string" calcext:value-type="string">
            <text:p>备注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343 25V+ 47u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343 25V+ 10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06 16V+ 4.7u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直焊型漆包线1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米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M285Z TO-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LC7528CDW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F412C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M3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3x8螺丝</text:p>
          </table:table-cell>
          <table:table-cell table:number-columns-repeated="2"/>
          <table:table-cell office:value-type="string" calcext:value-type="string">
            <text:p>优先梅花，其次内六角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3x12螺丝</text:p>
          </table:table-cell>
          <table:table-cell table:number-columns-repeated="2"/>
          <table:table-cell office:value-type="string" calcext:value-type="string">
            <text:p>优先梅花，其次内六角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3x15螺丝</text:p>
          </table:table-cell>
          <table:table-cell table:number-columns-repeated="2"/>
          <table:table-cell office:value-type="string" calcext:value-type="string">
            <text:p>优先梅花，其次内六角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3x20螺丝</text:p>
          </table:table-cell>
          <table:table-cell table:number-columns-repeated="2"/>
          <table:table-cell office:value-type="string" calcext:value-type="string">
            <text:p>优先梅花，其次内六角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电池盒4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电池盒2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G-5.08 2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组</text:p>
          </table:table-cell>
          <table:table-cell office:value-type="string" calcext:value-type="string">
            <text:p>弯针座+插头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DG-5.08 3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组</text:p>
          </table:table-cell>
          <table:table-cell office:value-type="string" calcext:value-type="string">
            <text:p>弯针座+插头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2.5螺母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内3mm垫片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P杜邦头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个</text:p>
          </table:table-cell>
          <table:table-cell office:value-type="float" office:value="2.54" calcext:value-type="float">
            <text:p>2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P杜邦头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个</text:p>
          </table:table-cell>
          <table:table-cell office:value-type="float" office:value="2.54" calcext:value-type="float">
            <text:p>2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P杜邦头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个</text:p>
          </table:table-cell>
          <table:table-cell office:value-type="float" office:value="2.54" calcext:value-type="float">
            <text:p>2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.54杜邦线40P 15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组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4杜邦线40P 30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组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无水乙醇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500ml</text:p>
          </table:table-cell>
          <table:table-cell table:number-columns-repeated="16380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family-generic="modern" style:font-pitch="fixed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2T15:28:13.010000000</dc:date>
    <meta:editing-duration>PT3H48M5S</meta:editing-duration>
    <meta:editing-cycles>20</meta:editing-cycles>
    <meta:generator>LibreOffice/7.4.2.3$Windows_X86_64 LibreOffice_project/382eef1f22670f7f4118c8c2dd222ec7ad009daf</meta:generator>
    <meta:document-statistic meta:table-count="1" meta:cell-count="74" meta:object-count="0"/>
  </office:meta>
</office:document-meta>
</file>